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5.3535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4854in"/>
    </style:style>
    <style:style style:name="co9" style:family="table-column">
      <style:table-column-properties fo:break-before="auto" style:column-width="1.5256in"/>
    </style:style>
    <style:style style:name="co10" style:family="table-column">
      <style:table-column-properties fo:break-before="auto" style:column-width="0.6898in"/>
    </style:style>
    <style:style style:name="co11" style:family="table-column">
      <style:table-column-properties fo:break-before="auto" style:column-width="1.2362in"/>
    </style:style>
    <style:style style:name="co12" style:family="table-column">
      <style:table-column-properties fo:break-before="auto" style:column-width="0.753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PassengerId</text:p>
          </table:table-cell>
          <table:table-cell office:value-type="string" calcext:value-type="string">
            <text:p>Survived</text:p>
          </table:table-cell>
          <table:table-cell office:value-type="string" calcext:value-type="string">
            <text:p>P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ibSp</text:p>
          </table:table-cell>
          <table:table-cell office:value-type="string" calcext:value-type="string">
            <text:p>Parch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Embark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Owen Harri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 21171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mings, Mrs. John Bradley (Florence Briggs Thayer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99</text:p>
          </table:table-cell>
          <table:table-cell office:value-type="float" office:value="71.2833" calcext:value-type="float">
            <text:p>71.2833</text:p>
          </table:table-cell>
          <table:table-cell office:value-type="string" calcext:value-type="string">
            <text:p>C8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kkinen, Miss. La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2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trelle, Mrs. Jacques Heath (Lily May Peel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en, Mr. William Henry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450" calcext:value-type="float">
            <text:p>37345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877" calcext:value-type="float">
            <text:p>330877</text:p>
          </table:table-cell>
          <table:table-cell office:value-type="float" office:value="8.4583" calcext:value-type="float">
            <text:p>8.458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arthy, Mr. Timothy J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3" calcext:value-type="float">
            <text:p>17463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aster. Gosta Leonard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s. Oscar W (Elisabeth Vilhelmina Berg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s. Nicholas (Adele Achem)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float" office:value="30.0708" calcext:value-type="float">
            <text:p>30.0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iss. Marguerite Rut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nnell, Miss. Elizabeth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3" calcext:value-type="float">
            <text:p>113783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10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undercock, Mr. William Henry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215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nders Johan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trom, Miss. Hulda Amanda Adolfin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6" calcext:value-type="float">
            <text:p>35040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wlett, Mrs. (Mary D Kingcome) 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06" calcext:value-type="float">
            <text:p>24870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ugene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liams, Mr. Charles Eug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4373" calcext:value-type="float">
            <text:p>24437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s. Julius (Emelia Maria Vandemoortel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763" calcext:value-type="float">
            <text:p>3457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selmani, Mrs. Fatim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9" calcext:value-type="float">
            <text:p>2649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ynney, Mr. Joseph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esley, Mr. Lawrence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698" calcext:value-type="float">
            <text:p>2486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wan, Miss. Anna "Anni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23" calcext:value-type="float">
            <text:p>330923</text:p>
          </table:table-cell>
          <table:table-cell office:value-type="float" office:value="8.0292" calcext:value-type="float">
            <text:p>8.0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oper, Mr. William Thomp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8" calcext:value-type="float">
            <text:p>113788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Torborg Danir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s. Carl Oscar (Selma Augusta Emilia Johansson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ir, Mr. Farred Chehab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31" calcext:value-type="float">
            <text:p>2631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Charles Alexand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wyer, Miss. Ellen "N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59" calcext:value-type="float">
            <text:p>330959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doroff, Mr. La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6" calcext:value-type="float">
            <text:p>34921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uchurtu, Don. Manuel E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1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ncer, Mrs. William Augustus (Marie Eugeni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7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ynn, Miss. Mary Agath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677" calcext:value-type="float">
            <text:p>33567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adon, Mr. Edward H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79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yer, Mr. Edgar Joseph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.1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verson, Mr. Alexander Oska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mee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7" calcext:value-type="float">
            <text:p>267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n, Mr. Ernest Charle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215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iss. Augusta Mar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iss. Jamil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11.2417" calcext:value-type="float">
            <text:p>11.2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lin, Mrs. Johan (Johanna Persdotter Larsson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46" calcext:value-type="float">
            <text:p>7546</text:p>
          </table:table-cell>
          <table:table-cell office:value-type="float" office:value="9.475" calcext:value-type="float">
            <text:p>9.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s. William John Robert (Dorothy Ann Wonnacott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aeff, Mr. The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3" calcext:value-type="float">
            <text:p>34925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iss. Simonne Marie Anne Andree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vaney, Miss. Margaret Delia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58" calcext:value-type="float">
            <text:p>330958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gers, Mr. William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C./A.4. 2356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non, Mr. Deni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71" calcext:value-type="float">
            <text:p>370371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riscoll, Mis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1" calcext:value-type="float">
            <text:p>1431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Youssef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float" office:value="21.6792" calcext:value-type="float">
            <text:p>21.6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s. Josef (Josefine Franchi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Juha Niilo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sworthy, Mr. Richard Cate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9886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s. Henry Sleeper (Myna Haxtun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unthorpe, Mrs. Lizzie (Elizabeth Anne Wilkin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6" calcext:value-type="float">
            <text:p>29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tby, Mr. Engelhart Corneliu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9" calcext:value-type="float">
            <text:p>113509</text:p>
          </table:table-cell>
          <table:table-cell office:value-type="float" office:value="61.9792" calcext:value-type="float">
            <text:p>61.979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olner, Mr. Hug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47" calcext:value-type="float">
            <text:p>19947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gg, Miss. Emil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2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vel, Mr. Mansouer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7" calcext:value-type="float">
            <text:p>269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iss. Constance Mirium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William Frederick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ayanian, Mr. Ors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9" calcext:value-type="float">
            <text:p>2669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card, Miss. Ameli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2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, Mr. Henry Birkhard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float" office:value="83.475" calcext:value-type="float">
            <text:p>83.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Harald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wart, Mr. Albert 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5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Gerio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ye, Mrs. (Elizabeth Ramell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39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se, Mr. Ernest Jam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P. 3464</text:p>
          </table:table-cell>
          <table:table-cell office:value-type="float" office:value="8.1583" calcext:value-type="float">
            <text:p>8.158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rna Alexandr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01281" calcext:value-type="float">
            <text:p>310128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, Mr. Vincenz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5151" calcext:value-type="float">
            <text:p>315151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nkin, Mr. Stephen Curnow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11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iss. Lillian Amy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od, Mr. Ambrose J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onopoulos, Mr. Apostolo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g, Mr. Lee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en, Mr. Sigurd Hans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3" calcext:value-type="float">
            <text:p>348123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eff, Mr. Iv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8" calcext:value-type="float">
            <text:p>34920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tal, Mr. Rahamin Hai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746" calcext:value-type="float">
            <text:p>37474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aster. Alden Gates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wdell, Miss. Elizabeth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float" office:value="12.475" calcext:value-type="float">
            <text:p>12.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elens, Mr. Achill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7" calcext:value-type="float">
            <text:p>34576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erlinck, Mr. Jan Baptis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9" calcext:value-type="float">
            <text:p>345779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Dermott, Miss. Brigdet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2" calcext:value-type="float">
            <text:p>330932</text:p>
          </table:table-cell>
          <table:table-cell office:value-type="float" office:value="7.7875" calcext:value-type="float">
            <text:p>7.78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au, Mr. Francisco M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9" calcext:value-type="float">
            <text:p>113059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ett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/C 1488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s. Karl Alfred (Maria Mathilda Gustafsson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William Neal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covski, Mr. Selman Franc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Mabel Helen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lotti, Mr. Francesc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5" calcext:value-type="float">
            <text:p>34327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istmann, Mr. Emil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6" calcext:value-type="float">
            <text:p>34327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easson, Mr. Paul Edv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6" calcext:value-type="float">
            <text:p>34746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ffee, Mr. Herbert Fuller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.E.P. 5734</text:p>
          </table:table-cell>
          <table:table-cell office:value-type="float" office:value="61.175" calcext:value-type="float">
            <text:p>61.17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r. Bertram Frank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xon, Mr. Daniel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0" calcext:value-type="float">
            <text:p>364500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rney, Mr. Charle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910" calcext:value-type="float">
            <text:p>37491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schmidt, Mr. George B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4</text:p>
          </table:table-cell>
          <table:table-cell office:value-type="float" office:value="34.6542" calcext:value-type="float">
            <text:p>34.654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enfield, Mr. William Bertram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9</text:p>
          </table:table-cell>
          <table:table-cell office:value-type="float" office:value="63.3583" calcext:value-type="float">
            <text:p>63.3583</text:p>
          </table:table-cell>
          <table:table-cell office:value-type="string" calcext:value-type="string">
            <text:p>D10 D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rs. John T (Ada Julia Bone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. Sina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anec, Miss. Matild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5" calcext:value-type="float">
            <text:p>34924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Pastcho ("Pentcho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5" calcext:value-type="float">
            <text:p>34921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Richard Fras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float" office:value="77.2875" calcext:value-type="float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Gustaf Joel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0" calcext:value-type="float">
            <text:p>7540</text:p>
          </table:table-cell>
          <table:table-cell office:value-type="float" office:value="8.6542" calcext:value-type="float">
            <text:p>8.6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nders Vilhelm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6" calcext:value-type="float">
            <text:p>310127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onoff, Mr. Stoytch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7" calcext:value-type="float">
            <text:p>34920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kjelsvik, Miss. Anna Kristin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120" calcext:value-type="float">
            <text:p>343120</text:p>
          </table:table-cell>
          <table:table-cell office:value-type="float" office:value="7.65" calcext:value-type="float">
            <text:p>7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s, Mr. Albert Joh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1" calcext:value-type="float">
            <text:p>31299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kic, Mr. Tido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9" calcext:value-type="float">
            <text:p>34924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iss. Berth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er, Mr. Walter Chamberlai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Hileni</text:p>
          </table:table-cell>
          <table:table-cell office:value-type="string" calcext:value-type="string">
            <text:p>female</text:p>
          </table:table-cell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ton, Mr. David Joh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669" calcext:value-type="float">
            <text:p>32466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Katriin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6" calcext:value-type="float">
            <text:p>4136</text:p>
          </table:table-cell>
          <table:table-cell office:value-type="float" office:value="9.825" calcext:value-type="float">
            <text:p>9.8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iss. Malak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koniemi, Mr. Edv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4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rs, Mr. Patrick</text:p>
          </table:table-cell>
          <table:table-cell office:value-type="string" calcext:value-type="string">
            <text:p>male</text:p>
          </table:table-cell>
          <table:table-cell office:value-type="float" office:value="70.5" calcext:value-type="float">
            <text:p>7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69" calcext:value-type="float">
            <text:p>37036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. William John Rober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xter, Mr. Quigg Edmon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llis Anna Mari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Stanley George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e, Mr. Leonard Charl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. 5451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. Nicholas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float" office:value="30.0708" calcext:value-type="float">
            <text:p>30.0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ber, Miss. Susan</text:p>
          </table:table-cell>
          <table:table-cell office:value-type="string" calcext:value-type="string">
            <text:p>female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67" calcext:value-type="float">
            <text:p>272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Percival Wayland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float" office:value="77.2875" calcext:value-type="float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aster. Elias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11.2417" calcext:value-type="float">
            <text:p>11.2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Mahon, Mr.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2" calcext:value-type="float">
            <text:p>37037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sen, Mr. Fridtjof Arn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17369</text:p>
          </table:table-cell>
          <table:table-cell office:value-type="float" office:value="7.1417" calcext:value-type="float">
            <text:p>7.141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iss. Ann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 office:value-type="string" calcext:value-type="string">
            <text:p>F E6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strom, Mr. Johan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1" calcext:value-type="float">
            <text:p>347061</text:p>
          </table:table-cell>
          <table:table-cell office:value-type="float" office:value="6.975" calcext:value-type="float">
            <text:p>6.9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zenoic, Mr. Joze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1" calcext:value-type="float">
            <text:p>34924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elho, Mr. Domingos Fernandeo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7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ins, Mrs. Alexander A (Grace Charity Laur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7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isz, Mrs. Leopold (Mathilde Francoise Pede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414" calcext:value-type="float">
            <text:p>22841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bey, Mr. Samuel James Hayd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17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, Mr. Emil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3</text:p>
          </table:table-cell>
          <table:table-cell office:value-type="float" office:value="15.0458" calcext:value-type="float">
            <text:p>15.0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som, Miss. Helen Monypeny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752" calcext:value-type="float">
            <text:p>11752</text:p>
          </table:table-cell>
          <table:table-cell office:value-type="float" office:value="26.2833" calcext:value-type="float">
            <text:p>26.2833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trelle, Mr. Jacques Heat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en, Mr. Olaf Elo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float" office:value="9.2167" calcext:value-type="float">
            <text:p>9.21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glio, Mr. Victor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8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s. Joseph (Sultan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ten, Miss. Ann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1" calcext:value-type="float">
            <text:p>34708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s. Pekka Pietari (Elin Matilda Dolck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rke, Mr. Jeremiah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2" calcext:value-type="float">
            <text:p>365222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w, Mr. Edgardo Samuel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945" calcext:value-type="float">
            <text:p>231945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holls, Mr. Joseph Charl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ugust Edvard ("Wennerstrom")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3" calcext:value-type="float">
            <text:p>350043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Robina Maggie "Ruby"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r. Michel ("Louis M Hoffman")</text:p>
          </table:table-cell>
          <table:table-cell office:value-type="string" calcext:value-type="string">
            <text:p>male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les, Rev. Thomas Roussel David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10" calcext:value-type="float">
            <text:p>2443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eman, Rev. Robert James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P. 1166</text:p>
          </table:table-cell>
          <table:table-cell office:value-type="float" office:value="12.525" calcext:value-type="float">
            <text:p>12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ars, Mrs. Thomas (Edith Wearn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o, Mr. Alfonzo</text:p>
          </table:table-cell>
          <table:table-cell office:value-type="string" calcext:value-type="string">
            <text:p>male</text:p>
          </table:table-cell>
          <table:table-cell office:value-type="float" office:value="55.5" calcext:value-type="float">
            <text:p>5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12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r. Austin Blyler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Ole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 265302</text:p>
          </table:table-cell>
          <table:table-cell office:value-type="float" office:value="7.3125" calcext:value-type="float">
            <text:p>7.3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, Mr. Charles Duane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7</text:p>
          </table:table-cell>
          <table:table-cell office:value-type="float" office:value="61.3792" calcext:value-type="float">
            <text:p>61.3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nagh, Miss. Katherine "Katie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1" calcext:value-type="float">
            <text:p>35851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n, Mr. Harry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9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ljanic, Mr. Mil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5037" calcext:value-type="float">
            <text:p>31503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aster. Thomas Henry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bb, Mr. John Hatfiel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362" calcext:value-type="float">
            <text:p>371362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t, Mrs. James (Elizabeth "Bessie" Inglis Mil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595</text:p>
          </table:table-cell>
          <table:table-cell office:value-type="float" office:value="15.75" calcext:value-type="float">
            <text:p>15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ngtsson, Mr. John Vikto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8" calcext:value-type="float">
            <text:p>347068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Jov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3" calcext:value-type="float">
            <text:p>315093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Eino Viljam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aster. Frank John William "Franki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ibnall, Mrs. (Edith Martha Bowerma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s. William (Anna Bernhardina Karlsson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mann, Mr. John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318</text:p>
          </table:table-cell>
          <table:table-cell office:value-type="float" office:value="25.925" calcext:value-type="float">
            <text:p>25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g, Mr. Lee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 der hoef, Mr. Wyckoff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240" calcext:value-type="float">
            <text:p>111240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Arthur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iss. Eleanor Ileen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ola, Mr. Antti Wilhelm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James Clinch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64" calcext:value-type="float">
            <text:p>17764</text:p>
          </table:table-cell>
          <table:table-cell office:value-type="float" office:value="30.6958" calcext:value-type="float">
            <text:p>30.695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r. Klas Albi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0404" calcext:value-type="float">
            <text:p>350404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aster. Henry Forbe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ham, Miss. Ann Elizabeth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5</text:p>
          </table:table-cell>
          <table:table-cell office:value-type="float" office:value="28.7125" calcext:value-type="float">
            <text:p>28.7125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e, Mr. Reginal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3" calcext:value-type="float">
            <text:p>25065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onard, Mr. Lionel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Constance Glady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not, Mr. R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1</text:p>
          </table:table-cell>
          <table:table-cell office:value-type="float" office:value="15.05" calcext:value-type="float">
            <text:p>15.0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Clarence Gustaf Hugo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aster. Richard F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iss. Luise Gretche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5153" calcext:value-type="float">
            <text:p>315153</text:p>
          </table:table-cell>
          <table:table-cell office:value-type="float" office:value="22.025" calcext:value-type="float">
            <text:p>22.0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d, Mr. Hugh Rosco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67" calcext:value-type="float">
            <text:p>11376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s. Thomas (Johanna "Hannah" Godfrey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maine, Mr. Charles Hallace ("Mr C Rolmane")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8" calcext:value-type="float">
            <text:p>111428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. Joh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cin, Mr. Stjepa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7" calcext:value-type="float">
            <text:p>34924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sky, Mrs. (Rosa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04" calcext:value-type="float">
            <text:p>23460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bines, Mr.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4" calcext:value-type="float">
            <text:p>2842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en-Jensen, Miss. Carla Christine Nielsine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6" calcext:value-type="float">
            <text:p>35004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Michel M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own, Mrs. James Joseph (Margaret Tobin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0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urette, Miss. Elise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nagh, Mr. Rober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703" calcext:value-type="float">
            <text:p>36870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Karl Siegwart Andrea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79" calcext:value-type="float">
            <text:p>4579</text:p>
          </table:table-cell>
          <table:table-cell office:value-type="float" office:value="8.4042" calcext:value-type="float">
            <text:p>8.40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igan, Miss. Margaret "Magg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0" calcext:value-type="float">
            <text:p>37037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rois, Miss. Henriette ("Mrs Harbeck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7" calcext:value-type="float">
            <text:p>2487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Walle, Mr. Nestor Cyrie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0" calcext:value-type="float">
            <text:p>34577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Frederick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on, Mr. Jakob Alfre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4" calcext:value-type="float">
            <text:p>3101264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eff, Mr. Gerious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8" calcext:value-type="float">
            <text:p>2628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hen, Mr. Gurshon "Gus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4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iss. Telma Matild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float" office:value="10.4625" calcext:value-type="float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. Karl Alfre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imona, Mr. Nassef Casse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18.7875" calcext:value-type="float">
            <text:p>18.78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, Miss. Helen "Ellen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1" calcext:value-type="float">
            <text:p>36723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nk, Mr. Henry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277" calcext:value-type="float">
            <text:p>11227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Ahme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1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eron, Miss. Clear Anni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kin, Mr. John Henry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ard, Mr. Hans Kristense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6" calcext:value-type="float">
            <text:p>2506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ernan, Mr. Philip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29" calcext:value-type="float">
            <text:p>36722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delein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kanen, Miss. Eliin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3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. Sidney Samuel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zzani, Miss. Albina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3" calcext:value-type="float">
            <text:p>11813</text:p>
          </table:table-cell>
          <table:table-cell office:value-type="float" office:value="76.2917" calcext:value-type="float">
            <text:p>76.29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Walte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/C 1420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erland, Mr. Victor Franci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cken, Mr. James H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367" calcext:value-type="float">
            <text:p>22036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, Mr. George Henry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40" calcext:value-type="float">
            <text:p>2144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nkoff, Mr. Ch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34" calcext:value-type="float">
            <text:p>34923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. Frederick Maxfiel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glund, Mr. Karl Ivar Sv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P 4348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ors, Mr. William Joh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/PP 75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vell, Mr. John Hall ("Henry")</text:p>
          </table:table-cell>
          <table:table-cell office:value-type="string" calcext:value-type="string">
            <text:p>male</text:p>
          </table:table-cell>
          <table:table-cell office:value-type="float" office:value="20.5" calcext:value-type="float">
            <text:p>2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3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hlstrom, Mr. Arne Jona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171" calcext:value-type="float">
            <text:p>2361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Mathild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ris, Mrs. Henry Birkhardt (Irene Wallach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float" office:value="83.475" calcext:value-type="float">
            <text:p>83.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Bengt Edvi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7" calcext:value-type="float">
            <text:p>347067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jostedt, Mr. Ernst Adolf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442" calcext:value-type="float">
            <text:p>237442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iss. Lillian Gertrud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yson, Mr. Robert William Norm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56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knett, Miss. Alice Phoeb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6609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d, Mr. Stephe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07" calcext:value-type="float">
            <text:p>2670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iss. Marjorie "Lottie"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gelly, Mr. Frederick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65" calcext:value-type="float">
            <text:p>2866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nt, Mr. George Hen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O/W 1585</text:p>
          </table:table-cell>
          <table:table-cell office:value-type="float" office:value="12.275" calcext:value-type="float">
            <text:p>12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Thami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Katherine "Kat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eridge, Mr. Reginald Charle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enpaa, Mr. Matti Alexanter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5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r. Sleim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4" calcext:value-type="float">
            <text:p>269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ahan, Dr. William Edwar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ahl, Miss. Agda Thorilda Viktor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1" calcext:value-type="float">
            <text:p>34707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rs. William (Anna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49" calcext:value-type="float">
            <text:p>250649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. Richard Leonard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Rev. Ernest Courtenay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ed, Mr. James Georg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316" calcext:value-type="float">
            <text:p>36231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rs. Wilhelm (Elna Matilda Pers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float" office:value="10.4625" calcext:value-type="float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d, Mr. William Thomas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14" calcext:value-type="float">
            <text:p>113514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8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. William Arthu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s. Viktor (Helena Wilhelmin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rs. Darwis (Hanne Youssef Razi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0" calcext:value-type="float">
            <text:p>2650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orne, Mrs. Gertrude Maybell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5</text:p>
          </table:table-cell>
          <table:table-cell office:value-type="float" office:value="79.2" calcext:value-type="float">
            <text:p>79.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rry, Miss. Gladys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d, Miss. Ann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rish, Mrs. (Lutie Davis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th, Mr. Thoma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4461" calcext:value-type="float">
            <text:p>38446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Edvin Rojj Felix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ussig, Mr. Emi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on, Mr. Willia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9" calcext:value-type="float">
            <text:p>112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9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ry, Miss.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2649" calcext:value-type="float">
            <text:p>38264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ves, Mr. David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724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Ernesti Arvi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sson, Mr. Ernst Ulrik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83" calcext:value-type="float">
            <text:p>34708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rs. William Thompson (Edith Junkins)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sette, Miss. Ameli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9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irns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nquist, Mr. William Hen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rs. (Elizabeth Anne Maidment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sch, Mr. Charles 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6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C1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y, Miss. Hanora "Nora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5" calcext:value-type="float">
            <text:p>370375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rews, Miss. Kornelia Theodosia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blom, Miss. Augusta Charlotta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3" calcext:value-type="float">
            <text:p>3470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es, Mr. Francis "Frank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ric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s. Stanton (Rosa Hunt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ane, Mr. Frank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439" calcext:value-type="float">
            <text:p>33643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r. Nils Johan Gorans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4" calcext:value-type="float">
            <text:p>347464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Pelsmaeker, Mr. Alfon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8" calcext:value-type="float">
            <text:p>345778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rking, Mr. Edward Arthu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048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Richard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56" calcext:value-type="float">
            <text:p>1130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kovic, Mr. Iva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9" calcext:value-type="float">
            <text:p>349239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ulder, Mr. Theodor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4" calcext:value-type="float">
            <text:p>345774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idenoff, Mr. Pe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6" calcext:value-type="float">
            <text:p>34920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ono, Mr. Masabumi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98" calcext:value-type="float">
            <text:p>23779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lly, Miss. Kat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3" calcext:value-type="float">
            <text:p>3703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ber, Miss. Ellen "Nellie"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s. Dickinson H (Helen Walton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y, Mr. Rene Jacques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3</text:p>
          </table:table-cell>
          <table:table-cell office:value-type="float" office:value="12.875" calcext:value-type="float">
            <text:p>12.8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as, Miss. Aloisi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6" calcext:value-type="float">
            <text:p>349236</text:p>
          </table:table-cell>
          <table:table-cell office:value-type="float" office:value="8.85" calcext:value-type="float">
            <text:p>8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eff, Mr. Iv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3" calcext:value-type="float">
            <text:p>34923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wy, Mr. Ervin 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2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na, Mr. Mansour</text:p>
          </table:table-cell>
          <table:table-cell office:value-type="string" calcext:value-type="string">
            <text:p>male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3" calcext:value-type="float">
            <text:p>269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iss. Helen Lorain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alfeld, Mr. Adolph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88" calcext:value-type="float">
            <text:p>19988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xter, Mrs. James (Helene DeLaudeniere Chaput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Anna Katherine "Annie Kat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234" calcext:value-type="float">
            <text:p>923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r. Bernard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William Cahoone J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ane, Miss. Nora 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6593" calcext:value-type="float">
            <text:p>226593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Howard Hugh "Harr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46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ison, Master. Hudson Trevor</text:p>
          </table:table-cell>
          <table:table-cell office:value-type="string" calcext:value-type="string">
            <text:p>male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eming, Miss. Margar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nasco y Castellana, Mrs. Victor de Satode (Maria Josefa Perez de Soto y Vallejo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. Samue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ncatelli, Miss. Laura Mabel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.9292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iss. Margaret Bechstein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Emily Bor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htinen, Mrs. William (Anna Sylfven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51" calcext:value-type="float">
            <text:p>25065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dekovic, Mr. Ignjac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3" calcext:value-type="float">
            <text:p>34924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. Benjamin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iss. Helmina Josef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70" calcext:value-type="float">
            <text:p>34747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s. Sinai (Miriam Sterni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aweck, Dr. Ernest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11" calcext:value-type="float">
            <text:p>290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iss. Mary Natali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dden, Mrs. Frederic Oakley (Margaretta Corning Sto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nis, Mr. Samuel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off, Mr. Yoto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9" calcext:value-type="float">
            <text:p>34921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yter, Miss. Hilda Mary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818" calcext:value-type="float">
            <text:p>234818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rs. Albert Francis (Sylvia Mae Harbaugh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George John Jr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oung, Miss. Marie Gric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veen, Mr. Johan Hanse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364" calcext:value-type="float">
            <text:p>345364</text:p>
          </table:table-cell>
          <table:table-cell office:value-type="float" office:value="6.2375" calcext:value-type="float">
            <text:p>6.2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l, Mrs. (Ada E Hall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51" calcext:value-type="float">
            <text:p>285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s. Frank John (Emily Alice Brown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iss. Jean Gertrude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float" office:value="57.9792" calcext:value-type="float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iss. Agne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ner, Mr. Austen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43" calcext:value-type="float">
            <text:p>113043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ham, Mr. George Edwar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9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. Leo Edmond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Mrs. Henry William (Clara Heinsheimer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koff, Mr. Mit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5" calcext:value-type="float">
            <text:p>34922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ars, Mr. Thomas Clinto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rns, Miss. Elizabeth Margaret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, Mr. Karl Edw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98" calcext:value-type="float">
            <text:p>759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well, Mr. Stephen We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4" calcext:value-type="float">
            <text:p>113784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Edmond Roge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Alice Elizabet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ander, Mr. Erik Gustaf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0" calcext:value-type="float">
            <text:p>24874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gwick, Mr. Charles Frederick Wadding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61" calcext:value-type="float">
            <text:p>24436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x, Mr. Stanley Hu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236" calcext:value-type="float">
            <text:p>2292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iss. Amelia "Mildred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3" calcext:value-type="float">
            <text:p>2487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ith, Miss. Marion Elsie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18" calcext:value-type="float">
            <text:p>314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son, Mrs. Thomas Henry (Mary E Finc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6525" calcext:value-type="float">
            <text:p>386525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William Loch "William"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mic, Mr. Jov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8" calcext:value-type="float">
            <text:p>315088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dahl, Mr. Nils Marti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7" calcext:value-type="float">
            <text:p>7267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-Lambert, Mr. Fletcher Fellow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510" calcext:value-type="float">
            <text:p>1135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12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Tannous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5" calcext:value-type="float">
            <text:p>269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. Josef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if, Mr. Waz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7" calcext:value-type="float">
            <text:p>2647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n Steen, Mr. Leo Pet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3" calcext:value-type="float">
            <text:p>345783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werman, Miss. Elsie Edith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k, Miss. Annie Clemmer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71" calcext:value-type="float">
            <text:p>2376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vern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1" calcext:value-type="float">
            <text:p>330931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ckler, Miss. Helen Mary "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80" calcext:value-type="float">
            <text:p>330980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. Wilhel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 Carlo, Mr. Sebastian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67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rs. (Catherine Davi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m, Mr. Adola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0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homa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hl, Mr. Mauritz Nils Marti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ren, Mrs. Frank Manley (Anna Sophia Atkinson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813" calcext:value-type="float">
            <text:p>110813</text:p>
          </table:table-cell>
          <table:table-cell office:value-type="float" office:value="75.25" calcext:value-type="float">
            <text:p>75.25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sa, Mrs. (Mantoura Boulos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6" calcext:value-type="float">
            <text:p>2626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myn, Miss. Ann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3" calcext:value-type="float">
            <text:p>1431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bart, Mme. Leontine Paulin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der, Mr. George Achill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65" calcext:value-type="float">
            <text:p>11765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klund, Mr. Jakob Alfre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67" calcext:value-type="float">
            <text:p>3101267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avan, Mr. William Thoma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951" calcext:value-type="float">
            <text:p>32395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ghini, Mr. Sant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Stina Viola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yer, Mrs. Edgar Joseph (Leila Sak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.1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dergren, Miss. Aurora Adel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ner, Mr. Harry Elkin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8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os, Mr. Tannou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8" calcext:value-type="float">
            <text:p>2648</text:p>
          </table:table-cell>
          <table:table-cell office:value-type="float" office:value="4.0125" calcext:value-type="float">
            <text:p>4.01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Karl Gideo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9" calcext:value-type="float">
            <text:p>347069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dois, Miss. Rosalie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iss. Maria ("Mary")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kkanen, Mr. Juh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3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lverson, Mrs. Alexander Oskar (Mary Aline Towner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otcharsky, Mr. Vasi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7" calcext:value-type="float">
            <text:p>34922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r. Charles Henry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Sidney Leonard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ss, Miss. Kat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49" calcext:value-type="float">
            <text:p>2784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lier, Mr. Matthew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655" calcext:value-type="float">
            <text:p>367655</text:p>
          </table:table-cell>
          <table:table-cell office:value-type="float" office:value="7.7292" calcext:value-type="float">
            <text:p>7.7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hmann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 174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. William Ernes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nsson, Mr. Carl Olof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4" calcext:value-type="float">
            <text:p>350034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Johan Birg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7" calcext:value-type="float">
            <text:p>310127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rjor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rs. Hjalmar (Agnes Charlotta Bengtsso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Erik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2" calcext:value-type="float">
            <text:p>350052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iss. Elin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7" calcext:value-type="float">
            <text:p>35040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Kane, Mr. Peter David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in, Dr. Alfre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8" calcext:value-type="float">
            <text:p>24427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, Mrs. William H (Jessie L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929" calcext:value-type="float">
            <text:p>240929</text:p>
          </table:table-cell>
          <table:table-cell office:value-type="float" office:value="12.65" calcext:value-type="float">
            <text:p>12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skanen, Mr. Juha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9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ms, Mr. Joh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826" calcext:value-type="float">
            <text:p>34182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Mari Ain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7" calcext:value-type="float">
            <text:p>4137</text:p>
          </table:table-cell>
          <table:table-cell office:value-type="float" office:value="9.825" calcext:value-type="float">
            <text:p>9.8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. Pekka Pietari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iss. Marij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6" calcext:value-type="float">
            <text:p>315096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e, Mr. Shadrach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64" calcext:value-type="float">
            <text:p>2866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degren, Mr. Carl/Charles Peter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4" calcext:value-type="float">
            <text:p>34706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William Rowe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rkeland, Mr. Hans Martin Mon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992" calcext:value-type="float">
            <text:p>31299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Id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ycoff, Mr. T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2" calcext:value-type="float">
            <text:p>34922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t, Mr. Hen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4140" calcext:value-type="float">
            <text:p>394140</text:p>
          </table:table-cell>
          <table:table-cell office:value-type="float" office:value="6.8583" calcext:value-type="float">
            <text:p>6.858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nahan, Miss. Daisy E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nningham, Mr. Alfred Flemi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man, Mr. Johan Julia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69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k, Mrs. Thomas (Annie Louise Rowley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3095" calcext:value-type="float">
            <text:p>34309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rs. James Vivian (Lulu Thorne Christian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220" calcext:value-type="float">
            <text:p>2822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ven, Miss. Lyyli Karoliin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52" calcext:value-type="float">
            <text:p>2506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thews, Mr. William Joh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28" calcext:value-type="float">
            <text:p>2822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iss. Catharina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eorgheff, Mr. St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4" calcext:value-type="float">
            <text:p>34925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ters, Mr. Davi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303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immerman, Mr. Le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2" calcext:value-type="float">
            <text:p>315082</text:p>
          </table:table-cell>
          <table:table-cell office:value-type="float" office:value="7.875" calcext:value-type="float">
            <text:p>7.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s. Ernst Gilbert (Anna Sigrid Maria Brogren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. Viktor Richar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eman, Mr. Phillipp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424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rke, Mrs. Charles V (Ada Maria Winfield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iss. Kate Florence ("Mrs Kate Louise Phillips Marshall"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851" calcext:value-type="float">
            <text:p>36485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ckard, Mr. Berk (Berk Trembisky)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78</text:p>
          </table:table-cell>
          <table:table-cell office:value-type="float" office:value="8.05" calcext:value-type="float">
            <text:p>8.05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jornstrom-Steffansson, Mr. Mauritz Haka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64" calcext:value-type="float">
            <text:p>110564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s. Percival (Florence Kate Whit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ch, Mrs. Charles Alexander (Alice Adelaide Slow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308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lio, Mr. Nikolai Erland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4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vey, Mr. William Bair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iss. Lucile Polk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Doolina Margaret "Daisy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rs. Sidney (Emily Hocking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Mark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villner, Mr. Johan Henrik Johanness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872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s. Benjamin (Esther Ada Bloomfiel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mpe, Mr. Le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9" calcext:value-type="float">
            <text:p>345769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on, Mr. Johan Em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76" calcext:value-type="float">
            <text:p>347076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ynaldo, Ms. Encarnacion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434" calcext:value-type="float">
            <text:p>23043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nesen-Bratthammer, Mr. Bern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306" calcext:value-type="float">
            <text:p>65306</text:p>
          </table:table-cell>
          <table:table-cell office:value-type="float" office:value="8.1125" calcext:value-type="float">
            <text:p>8.1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dge, Master. Washington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iss. Madeleine Violet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ward, Mr. Frederic Kimber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4" calcext:value-type="float">
            <text:p>113794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Marie Catherine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uchen, Major. Arthur Godfre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6" calcext:value-type="float">
            <text:p>113786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. Edwy Arthur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Ingvald Olai Ol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3" calcext:value-type="float">
            <text:p>65303</text:p>
          </table:table-cell>
          <table:table-cell office:value-type="float" office:value="19.9667" calcext:value-type="float">
            <text:p>19.9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man, Mr. Benjamin Lavental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1" calcext:value-type="float">
            <text:p>113051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C11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. Samuel 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float" office:value="89.1042" calcext:value-type="float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uzzi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81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lsevac, Mr. Iva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0" calcext:value-type="float">
            <text:p>34924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let, Mr. Francis Davi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9" calcext:value-type="float">
            <text:p>13509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enyon, Mrs. Frederick R (Mario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64" calcext:value-type="float">
            <text:p>17464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omey, Miss. Ellen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or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060" calcext:value-type="float">
            <text:p>37106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erson, Mr. Harr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52" calcext:value-type="float">
            <text:p>19952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ley, Mr. William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6" calcext:value-type="float">
            <text:p>3645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e, Mr. Arthur H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20" calcext:value-type="float">
            <text:p>111320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E6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ling, Mr. Jacob Christian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360" calcext:value-type="float">
            <text:p>23436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sner, Mr. Si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S 28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calves, Mr. Manuel Estanslas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pbell, Mr.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, Mr. John Montgomery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2" calcext:value-type="float">
            <text:p>113792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anl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09" calcext:value-type="float">
            <text:p>36209</text:p>
          </table:table-cell>
          <table:table-cell office:value-type="float" office:value="7.725" calcext:value-type="float">
            <text:p>7.7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Helene Barbara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efe, Mr. Arthu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3592" calcext:value-type="float">
            <text:p>32359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r. Luka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9" calcext:value-type="float">
            <text:p>315089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s. Edwy Arthur (Ada Mary Worth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rwan, Mrs. Amin S (Marie Marthe Thuillard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H Basle 541</text:p>
          </table:table-cell>
          <table:table-cell office:value-type="float" office:value="13.7917" calcext:value-type="float">
            <text:p>13.79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berg, Miss. Id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3" calcext:value-type="float">
            <text:p>7553</text:p>
          </table:table-cell>
          <table:table-cell office:value-type="float" office:value="9.8375" calcext:value-type="float">
            <text:p>9.8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fford, Mr. George Quinc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. Peter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Lewis Richar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60" calcext:value-type="float">
            <text:p>3460</text:p>
          </table:table-cell>
          <table:table-cell office:value-type="float" office:value="7.0458" calcext:value-type="float">
            <text:p>7.04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Nils August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60" calcext:value-type="float">
            <text:p>350060</text:p>
          </table:table-cell>
          <table:table-cell office:value-type="float" office:value="7.5208" calcext:value-type="float">
            <text:p>7.520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rvonen, Miss. Hildur 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01298" calcext:value-type="float">
            <text:p>3101298</text:p>
          </table:table-cell>
          <table:table-cell office:value-type="float" office:value="12.2875" calcext:value-type="float">
            <text:p>12.2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Harold Victor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st, Mr. Anthony Wood "Archie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4" calcext:value-type="float">
            <text:p>2398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use, Mr. Richard Henry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9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kula, Mrs. (Hedwig)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4" calcext:value-type="float">
            <text:p>4134</text:p>
          </table:table-cell>
          <table:table-cell office:value-type="float" office:value="9.5875" calcext:value-type="float">
            <text:p>9.5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. Dickinson 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Jeanni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s. Frederick Maxfield (Jane Anne Forby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t, Mr. Edward Austin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71" calcext:value-type="float">
            <text:p>11771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rton, Mr. Francis William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850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Eden Leslie "Nevill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Konrad Mathias Reier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4" calcext:value-type="float">
            <text:p>65304</text:p>
          </table:table-cell>
          <table:table-cell office:value-type="float" office:value="19.9667" calcext:value-type="float">
            <text:p>19.9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elov, Mr. Ein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son, Mr. Harry Markland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7" calcext:value-type="float">
            <text:p>113787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agaveytia, Mr. Ramon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9</text:p>
          </table:table-cell>
          <table:table-cell office:value-type="float" office:value="49.5042" calcext:value-type="float">
            <text:p>49.5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r. Edward Rolan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538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seff, Mr. Geri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stis, Miss. Elizabeth Mussey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float" office:value="78.2667" calcext:value-type="float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llard, Mr. Frederick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6212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rs. Hudson J C (Bessie Waldo Daniels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Olof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5" calcext:value-type="float">
            <text:p>350035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Peta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6" calcext:value-type="float">
            <text:p>315086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avan, Miss. Mar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46" calcext:value-type="float">
            <text:p>36484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Sullivan, Miss. Bridget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09" calcext:value-type="float">
            <text:p>330909</text:p>
          </table:table-cell>
          <table:table-cell office:value-type="float" office:value="7.6292" calcext:value-type="float">
            <text:p>7.6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itinen, Miss. Kristina Sofia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5" calcext:value-type="float">
            <text:p>4135</text:p>
          </table:table-cell>
          <table:table-cell office:value-type="float" office:value="9.5875" calcext:value-type="float">
            <text:p>9.5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ioni, Miss. Roberta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asco y Castellana, Mr. Victor de Satod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rs. Frederick Charles (Jane Rich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adley, Mr. George ("George Arthur Brayton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427" calcext:value-type="float">
            <text:p>111427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Henry Margid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g, Mr. Fang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y, Mr. Eugene Patrick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51" calcext:value-type="float">
            <text:p>38265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bber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cGough, Mr. James Ro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3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schild, Mrs. Martin (Elizabeth L. Barrett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3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Sati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9" calcext:value-type="float">
            <text:p>349209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er, Mr. William Anderso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7" calcext:value-type="float">
            <text:p>36967</text:p>
          </table:table-cell>
          <table:table-cell office:value-type="float" office:value="34.0208" calcext:value-type="float">
            <text:p>34.0208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more, Mrs. (Amelia Milley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26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an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e, Mrs. William A (Florence "Mary" Agnes Hughes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875" calcext:value-type="float">
            <text:p>2268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vlovic, Mr. Stef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2" calcext:value-type="float">
            <text:p>34924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reault, Miss. Ann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vk, Mr. Ja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2" calcext:value-type="float">
            <text:p>34925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houd, Mr. Sark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4" calcext:value-type="float">
            <text:p>262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rs. Louis Albert (Ida Sophia Fischer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float" office:value="57.9792" calcext:value-type="float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ssem, Mr. Far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rell, Mr. James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2" calcext:value-type="float">
            <text:p>36723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sdale, Miss. Lucy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5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rthing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9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onen, Mr. Johan Werne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96" calcext:value-type="float">
            <text:p>310129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. Richard Georg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104" calcext:value-type="float">
            <text:p>2910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iss. Phyllis May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fik, Mr. Nak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1" calcext:value-type="float">
            <text:p>2641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Joseph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0" calcext:value-type="float">
            <text:p>2690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rs. Catherine (Catherine Riz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iss. Marij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4" calcext:value-type="float">
            <text:p>31508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iss. Eva Miriam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, Major. Archibald Willingham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0" calcext:value-type="float">
            <text:p>113050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Roy, Miss. Berth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sien, Mr. Samuel Be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498" calcext:value-type="float">
            <text:p>364498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, Miss. Hedwig Margarith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568" calcext:value-type="float">
            <text:p>13568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osby, Miss. Harriet R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Ingeborg Constanzi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Sigrid Elisabeth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. Edwar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glas, Mr. Walter Donal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holson, Mr. Arthur Ernest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s. Edward (Ethel Clarke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dro y Manent, Mr. Juli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46</text:p>
          </table:table-cell>
          <table:table-cell office:value-type="float" office:value="13.8625" calcext:value-type="float">
            <text:p>13.86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. Frank Joh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aster. John Morgan Jr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. John Borland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7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rp, Mr. Percival James 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58" calcext:value-type="float">
            <text:p>24435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imoth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79" calcext:value-type="float">
            <text:p>330979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eni, Mr. Fahim ("Philip Zenni")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0" calcext:value-type="float">
            <text:p>2620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hman, Miss. Velin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5" calcext:value-type="float">
            <text:p>347085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ght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7" calcext:value-type="float">
            <text:p>113807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Lady. (Lucille Christiana Sutherland) ("Mrs Morgan"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5" calcext:value-type="float">
            <text:p>11755</text:p>
          </table:table-cell>
          <table:table-cell office:value-type="float" office:value="39.6" calcext:value-type="float">
            <text:p>39.6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bins, Mr. Vict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rs. Emil (Tillie Mandelbaum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essemaeker, Mrs. Guillaume Joseph (Emma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572" calcext:value-type="float">
            <text:p>345572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row, Mr. Thomas Row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2622" calcext:value-type="float">
            <text:p>37262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ic, Mr. Husei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1" calcext:value-type="float">
            <text:p>34925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n, Mr. Robert Dougla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629" calcext:value-type="float">
            <text:p>218629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mons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anwell, Miss. (Marion Ogden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8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Alfred J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ytcheff, Mr. Ilia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5" calcext:value-type="float">
            <text:p>34920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rs. Nils (Alma Cornelia Berglund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harr, Mr. Tann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86" calcext:value-type="float">
            <text:p>2686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sson, Mr. Carl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17" calcext:value-type="float">
            <text:p>35041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W./PP 752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pleton, Mrs. Edward Dale (Charlotte Lamson)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69" calcext:value-type="float">
            <text:p>11769</text:p>
          </table:table-cell>
          <table:table-cell office:value-type="float" office:value="51.4792" calcext:value-type="float">
            <text:p>51.4792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ynn, Mr. John Irwin ("Irving")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4</text:p>
          </table:table-cell>
          <table:table-cell office:value-type="float" office:value="26.3875" calcext:value-type="float">
            <text:p>26.3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2" calcext:value-type="float">
            <text:p>1431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sh, Mr. Alfred George Joh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2058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chett, Mr. George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side, Miss. Ethel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880" calcext:value-type="float">
            <text:p>24388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y, Mrs. William Baird (Alice Munger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m, Mrs. Joseph (Maria Elia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9" calcext:value-type="float">
            <text:p>2689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r. Eirii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isty, Miss. Julie Rachel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7789" calcext:value-type="float">
            <text:p>23778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s. John Borland (Marian Longstreth Morris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wnton, Mr. William James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s, Mr. John Hugo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49" calcext:value-type="float">
            <text:p>13049</text:p>
          </table:table-cell>
          <table:table-cell office:value-type="float" office:value="40.125" calcext:value-type="float">
            <text:p>40.125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ulner, Mr. Usc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11" calcext:value-type="float">
            <text:p>3411</text:p>
          </table:table-cell>
          <table:table-cell office:value-type="float" office:value="8.7125" calcext:value-type="float">
            <text:p>8.71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iss. Ruth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rvis, Mr. John Denzil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565" calcext:value-type="float">
            <text:p>23756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-Stehli, Mr. Maxmillia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67" calcext:value-type="float">
            <text:p>13567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inski, Mr. Eliezer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73" calcext:value-type="float">
            <text:p>1497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dlin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323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tamaki, Mr. Matti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3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phenson, Mrs. Walter Bertram (Martha Eustis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float" office:value="78.2667" calcext:value-type="float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sbury, Mr. William James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90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iss.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4848" calcext:value-type="float">
            <text:p>36484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John Henry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290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. Jean Baptist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itch, Miss. Jessie Wills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Alfre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64" calcext:value-type="float">
            <text:p>266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Sir. Cosmo Edmund ("Mr Morgan")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.9292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s. Sidney Samuel (Amy Frances Christy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benoff, Mr. Petc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4" calcext:value-type="float">
            <text:p>34921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ngton, Mr. Charles 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6" calcext:value-type="float">
            <text:p>113796</text:p>
          </table:table-cell>
          <table:table-cell office:value-type="float" office:value="42.4" calcext:value-type="float">
            <text:p>42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ber, Mr. Ernst William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1" calcext:value-type="float">
            <text:p>36451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mer, Mr. Harry ("Mr E Haven")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6" calcext:value-type="float">
            <text:p>111426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ell, Mr. Edvard Bengtsso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910" calcext:value-type="float">
            <text:p>349910</text:p>
          </table:table-cell>
          <table:table-cell office:value-type="float" office:value="15.55" calcext:value-type="float">
            <text:p>15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aic, Mr. Mil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6" calcext:value-type="float">
            <text:p>34924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niel, Mr. Robert William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4" calcext:value-type="float">
            <text:p>113804</text:p>
          </table:table-cell>
          <table:table-cell office:value-type="float" office:value="30.5" calcext:value-type="float">
            <text:p>3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s. Joseph (Juliette Marie Louise Lafargu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utes, Miss. Elizabeth W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s. Anders Johan (Alfrida Konstantia Brogre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rdin, Mr. Jose Ne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5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Margaret Ja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ga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7" calcext:value-type="float">
            <text:p>37037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cklebank, Mr. William Alfred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2" calcext:value-type="float">
            <text:p>36451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iss. Alic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. Ernst Gilbert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s. William Arthur (Cordelia K Stanlick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iss. Marion Louise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vey, Mr. Lawrence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28" calcext:value-type="float">
            <text:p>3102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. Antoni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imball, Mr. Edwin Nelson J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3" calcext:value-type="float">
            <text:p>11753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r. Sahid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y Damsga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29" calcext:value-type="float">
            <text:p>350029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en, Mr. David John "Dai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tton, Mr. Frederick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3" calcext:value-type="float">
            <text:p>36963</text:p>
          </table:table-cell>
          <table:table-cell office:value-type="float" office:value="32.3208" calcext:value-type="float">
            <text:p>32.3208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rkland, Rev. Charles Leonard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533" calcext:value-type="float">
            <text:p>219533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ley, Miss. Gretchen Fisk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andyeff, Mr. Guentcho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4" calcext:value-type="float">
            <text:p>34922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ell, Mr. Patrick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4912" calcext:value-type="float">
            <text:p>33491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kworth, Mr. Algernon Henry Wilson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42" calcext:value-type="float">
            <text:p>270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ahl, Mr. Johan Svensson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743" calcext:value-type="float">
            <text:p>347743</text:p>
          </table:table-cell>
          <table:table-cell office:value-type="float" office:value="7.0542" calcext:value-type="float">
            <text:p>7.0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helin-Maeglin, Dr. Max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4" calcext:value-type="float">
            <text:p>13214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r, Mr. William Henry Mars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2" calcext:value-type="float">
            <text:p>11205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bel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s, Miss. Mary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68" calcext:value-type="float">
            <text:p>23766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inonen, Mr. Antti Gustaf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2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. Harve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s. Juha (Maria Emilia Ojal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. Percival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Hans Peder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0" calcext:value-type="float">
            <text:p>35005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gesser, Mlle. Emm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rgit Elizabeth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, Mr. Choo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Eugenie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. Henry Sleep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Liudevit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1" calcext:value-type="float">
            <text:p>34923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monius-Blumer, Col. Oberst Alfons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3" calcext:value-type="float">
            <text:p>13213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ey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751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iss. Amy Zillah Els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. 2314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tkoff, Mr. Mi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1" calcext:value-type="float">
            <text:p>34922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iss. Els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vik, Mr. Johannes Halvor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5" calcext:value-type="float">
            <text:p>8475</text:p>
          </table:table-cell>
          <table:table-cell office:value-type="float" office:value="8.4333" calcext:value-type="float">
            <text:p>8.4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Leary, Miss. Hanora "Norah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19" calcext:value-type="float">
            <text:p>330919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garty, Miss. Hanora "Nora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6" calcext:value-type="float">
            <text:p>365226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onard Mar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deff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3" calcext:value-type="float">
            <text:p>34922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s. John (Catherine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temiller, Mr. George Floy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51" calcext:value-type="float">
            <text:p>2975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ell, Mr. Arthur Webster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Dr. Henry William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dt, Mr. Mohamed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y, Mr. Edward Pomeroy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7" calcext:value-type="float">
            <text:p>5727</text:p>
          </table:table-cell>
          <table:table-cell office:value-type="float" office:value="25.5875" calcext:value-type="float">
            <text:p>25.5875</text:p>
          </table:table-cell>
          <table:table-cell office:value-type="string" calcext:value-type="string">
            <text:p>E5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Peju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0" calcext:value-type="float">
            <text:p>349210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qvist, Mr. Eino William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 2. 3101285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wis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ler, Mr. Reginald Fen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86" calcext:value-type="float">
            <text:p>23468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mmetvedt, Mr. Knud Paus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3" calcext:value-type="float">
            <text:p>31299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k, Mr. Jacob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3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s. Elmer Zebley (Juliet Cummins Wright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s. Thomas William Solomon (Elizabeth Catherine Ford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son, Mr. Thornt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.C. 127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7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tchell, Mr. Henry Michael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8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helms, Mr. Charle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0" calcext:value-type="float">
            <text:p>24427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son, Mr. Ennis Hasting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6" calcext:value-type="float">
            <text:p>239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vardsson, Mr. Gustaf Hjalma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912" calcext:value-type="float">
            <text:p>34991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wyer, Mr. Frederick Charles</text:p>
          </table:table-cell>
          <table:table-cell office:value-type="string" calcext:value-type="string">
            <text:p>male</text:p>
          </table:table-cell>
          <table:table-cell office:value-type="float" office:value="24.5" calcext:value-type="float">
            <text:p>2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826" calcext:value-type="float">
            <text:p>34282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ja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8" calcext:value-type="float">
            <text:p>4138</text:p>
          </table:table-cell>
          <table:table-cell office:value-type="float" office:value="9.8417" calcext:value-type="float">
            <text:p>9.841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s. Frederick (Augusta Tyler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deza, Mr. Thomas Drake Martinez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s, Miss. Kat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5" calcext:value-type="float">
            <text:p>330935</text:p>
          </table:table-cell>
          <table:table-cell office:value-type="float" office:value="8.1375" calcext:value-type="float">
            <text:p>8.13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ssab, Mr. Hamma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vigen, Mr. Thor Anders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63" calcext:value-type="float">
            <text:p>6563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. Charles Edwar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. Thomas William Solomo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. Joseph Philippe Lemercie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Jaako Arnol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kic, Mr. Brank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8" calcext:value-type="float">
            <text:p>349228</text:p>
          </table:table-cell>
          <table:table-cell office:value-type="float" office:value="10.1708" calcext:value-type="float">
            <text:p>10.170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scher, Mr. Eberhard Thelande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6" calcext:value-type="float">
            <text:p>350036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dill, Miss. Georgette Alexandra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. Albert Adri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un, Miss. Manca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256" calcext:value-type="float">
            <text:p>349256</text:p>
          </table:table-cell>
          <table:table-cell office:value-type="float" office:value="13.4167" calcext:value-type="float">
            <text:p>13.4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A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Khal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2" calcext:value-type="float">
            <text:p>2672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r, Col. Joh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0" calcext:value-type="float">
            <text:p>113800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Charles Henr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1" calcext:value-type="float">
            <text:p>248731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r. James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592" calcext:value-type="float">
            <text:p>36359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lens, Miss. Katherine "Kat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2" calcext:value-type="float">
            <text:p>3585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yer, Mr. John Borlan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mblen, Mr. Adolf Mathias Nicolai Olse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1" calcext:value-type="float">
            <text:p>348121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6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tor, Mrs. John Jacob (Madeleine Talmadge Force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62 C6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rthorne, Mr. Spencer Victor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5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iss. Saiid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llagher, Mr. Marti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64" calcext:value-type="float">
            <text:p>36864</text:p>
          </table:table-cell>
          <table:table-cell office:value-type="float" office:value="7.7417" calcext:value-type="float">
            <text:p>7.7417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ik Juu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25" calcext:value-type="float">
            <text:p>350025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ley, Mr. Henry Samuel ("Mr Henry Marshall")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lly, Mrs. Florence "Fannie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596" calcext:value-type="float">
            <text:p>223596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lderhead, Mr. Edward Penningto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6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eaver, Miss. Alic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Halim Gonios ("William George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yne, Mlle. Berthe Antonine ("Mrs de Villiers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2</text:p>
          </table:table-cell>
          <table:table-cell office:value-type="float" office:value="49.5042" calcext:value-type="float">
            <text:p>49.5042</text:p>
          </table:table-cell>
          <table:table-cell office:value-type="string" calcext:value-type="string">
            <text:p>C9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aber, Mr. Herm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28" calcext:value-type="float">
            <text:p>113028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. Elmer Zeble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August Viktor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5" calcext:value-type="float">
            <text:p>7545</text:p>
          </table:table-cell>
          <table:table-cell office:value-type="float" office:value="9.4833" calcext:value-type="float">
            <text:p>9.4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berg, Mr. Samue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holt, Mr. Peter Andreas Lauritz Anderse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4" calcext:value-type="float">
            <text:p>348124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res, Miss. Caroline Louis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t, Miss. Edwina Celia "Winnie"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18" calcext:value-type="float">
            <text:p>34218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Evoy, Mr. Micha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68" calcext:value-type="float">
            <text:p>36568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Malkolm Joackim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2" calcext:value-type="float">
            <text:p>34706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Miss. Annie Jessie "Nina"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Svend Lauritz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8" calcext:value-type="float">
            <text:p>350048</text:p>
          </table:table-cell>
          <table:table-cell office:value-type="float" office:value="7.0542" calcext:value-type="float">
            <text:p>7.0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espie, Mr. William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33" calcext:value-type="float">
            <text:p>1223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dges, Mr. Henry Price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3" calcext:value-type="float">
            <text:p>25064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. Norman Campbell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r. Luka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4" calcext:value-type="float">
            <text:p>31509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s. Peter Henry (Lillian Jefferys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nion, Miss. Margaret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6" calcext:value-type="float">
            <text:p>36866</text:p>
          </table:table-cell>
          <table:table-cell office:value-type="float" office:value="7.7375" calcext:value-type="float">
            <text:p>7.73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yhl, Mr. Kurt Arnold Gottfrid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853" calcext:value-type="float">
            <text:p>23685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makangas, Miss. Pieta Sof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en, Miss. Elisabeth Walto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ssan, Mr. Houssein G N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18.7875" calcext:value-type="float">
            <text:p>18.78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ght, Mr. Robert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5" calcext:value-type="float">
            <text:p>2398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riman, Mr. William Joh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5" calcext:value-type="float">
            <text:p>2842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piansky, Mr. Moses Aaro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639" calcext:value-type="float">
            <text:p>23363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Leslie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s. Edward (Margaret Ann Wats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surer, Mr. Gustave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10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vanoff, Mr. K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1" calcext:value-type="float">
            <text:p>34920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koff, Mr. Mi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8" calcext:value-type="float">
            <text:p>34921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wksford, Mr. Walter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988" calcext:value-type="float">
            <text:p>1698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vendish, Mr. Tyrell William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Susan Parker "Suzette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amee, Mr. Neal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6" calcext:value-type="float">
            <text:p>37656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en, Mr. Juho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8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by, Capt. Edward Gifford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. Rossmore Edwar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kkonen, Miss. Ann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8" calcext:value-type="float">
            <text:p>25064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vin, Mr. Daniel Warn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3" calcext:value-type="float">
            <text:p>11377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aghton, Mr. Michael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097" calcext:value-type="float">
            <text:p>33509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iss. Joa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aster. Meie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float" office:value="12.475" calcext:value-type="float">
            <text:p>12.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Velde, Mr. Johannes Joseph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0" calcext:value-type="float">
            <text:p>34578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koff, Mr. Lalio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4" calcext:value-type="float">
            <text:p>34920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rs. Samuel (Jane Laver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aster. Viljo</text:p>
          </table:table-cell>
          <table:table-cell office:value-type="string" calcext:value-type="string">
            <text:p>male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49" calcext:value-type="float">
            <text:p>250649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lsson, Mr. August Sigfri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2" calcext:value-type="float">
            <text:p>350042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iley, Mr. Percy Andrew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08" calcext:value-type="float">
            <text:p>29108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obald, Mr. Thomas Leonar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294" calcext:value-type="float">
            <text:p>36329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es, the Countess. of (Lucy Noel Martha Dyer-Edw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firth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rva, Mr. Iisakki Antino Aijo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72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ah, Mr. Hanna Ass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3" calcext:value-type="float">
            <text:p>266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s. William Ernest (Lucile Polk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lund, Mr. Hans Lin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4" calcext:value-type="float">
            <text:p>347074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geboom, Mrs. John C (Anna Andrews)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we, Dr. Arthur Jacks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379" calcext:value-type="float">
            <text:p>112379</text:p>
          </table:table-cell>
          <table:table-cell office:value-type="float" office:value="39.6" calcext:value-type="float">
            <text:p>39.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gan, Miss. Mary</text:p>
          </table:table-cell>
          <table:table-cell office:value-type="string" calcext:value-type="string">
            <text:p>fe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50" calcext:value-type="float">
            <text:p>36485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Daniel J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nnestad, Mr. Daniel Danielse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1" calcext:value-type="float">
            <text:p>8471</text:p>
          </table:table-cell>
          <table:table-cell office:value-type="float" office:value="8.3625" calcext:value-type="float">
            <text:p>8.3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evens, Mr. Rene Aim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1" calcext:value-type="float">
            <text:p>345781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Niels Ped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7" calcext:value-type="float">
            <text:p>35004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k, Mrs. (Mary)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E7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Dib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4" calcext:value-type="float">
            <text:p>267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s. Elizabeth (Eliza Needs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105" calcext:value-type="float">
            <text:p>2910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hrman, Mr. Pehr Fabian Oliver Malkol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8" calcext:value-type="float">
            <text:p>34707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bin, Mr. Rog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3121" calcext:value-type="float">
            <text:p>383121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anuel, Miss. Virginia Ethel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float" office:value="12.475" calcext:value-type="float">
            <text:p>12.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gannon, Mr. Thomas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5" calcext:value-type="float">
            <text:p>36865</text:p>
          </table:table-cell>
          <table:table-cell office:value-type="float" office:value="7.7375" calcext:value-type="float">
            <text:p>7.73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bert, Mrs. Edward Scott (Elisabeth Walton McMillan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youb, Miss. Banour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7" calcext:value-type="float">
            <text:p>268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s. Albert Adrian (Vera Gillespie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, Mr. Milton Clyd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01" calcext:value-type="float">
            <text:p>1135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r. Andrew G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William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2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mer, Mr. Abraham (David Lishin)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887" calcext:value-type="float">
            <text:p>37488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joblom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5" calcext:value-type="float">
            <text:p>3101265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George Hugh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aster. Bertram Vere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ggenheim, Mr. Benjami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82 B8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ane, Mr. Andrew "And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460" calcext:value-type="float">
            <text:p>1246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kell, Mr. Alfre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Stella Ann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yt, Mr. William Fis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0</text:p>
          </table:table-cell>
          <table:table-cell office:value-type="float" office:value="30.6958" calcext:value-type="float">
            <text:p>30.6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tcheff, Mr. Ristiu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3" calcext:value-type="float">
            <text:p>34920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ter, Mr. Richard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13" calcext:value-type="float">
            <text:p>282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ader, Dr. Alice (Farnham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5" calcext:value-type="float">
            <text:p>17465</text:p>
          </table:table-cell>
          <table:table-cell office:value-type="float" office:value="25.9292" calcext:value-type="float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man, Mrs. Mar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4" calcext:value-type="float">
            <text:p>349244</text:p>
          </table:table-cell>
          <table:table-cell office:value-type="float" office:value="8.6833" calcext:value-type="float">
            <text:p>8.6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brahim Shawah, Mr. Yousseff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5" calcext:value-type="float">
            <text:p>268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s. Jean Baptiste (Rosalie Paula Govaert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esell, Mr. Martin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s. Harvey (Charlotte Annie Tat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aster. William Thornton II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aster. Assad Alexander</text:p>
          </table:table-cell>
          <table:table-cell office:value-type="string" calcext:value-type="string">
            <text:p>male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25" calcext:value-type="float">
            <text:p>2625</text:p>
          </table:table-cell>
          <table:table-cell office:value-type="float" office:value="8.5167" calcext:value-type="float">
            <text:p>8.5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dman, Mr. Oskar Arvi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9" calcext:value-type="float">
            <text:p>347089</text:p>
          </table:table-cell>
          <table:table-cell office:value-type="float" office:value="6.975" calcext:value-type="float">
            <text:p>6.9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Karl Joh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3" calcext:value-type="float">
            <text:p>34706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ws, Mr. Thomas J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0" calcext:value-type="float">
            <text:p>1120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son, Miss. Ellen Natal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7" calcext:value-type="float">
            <text:p>347087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yer, Mr. August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23" calcext:value-type="float">
            <text:p>24872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s. Norman Campbell (Bertha Grigg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xander, Mr. Willia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" calcext:value-type="float">
            <text:p>3474</text:p>
          </table:table-cell>
          <table:table-cell office:value-type="float" office:value="7.8875" calcext:value-type="float">
            <text:p>7.8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ster, Mr. Jame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emen, Mr. Richard James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06" calcext:value-type="float">
            <text:p>2820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bba Iris Alfrid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mlin, Mr. Ernest Portage</text:p>
          </table:table-cell>
          <table:table-cell office:value-type="string" calcext:value-type="string">
            <text:p>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499" calcext:value-type="float">
            <text:p>36449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y, Mr. Rich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8" calcext:value-type="float">
            <text:p>112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0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ninen, Miss. Wendla Mari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9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r. Albert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m, Mr. John Fredrik Alexander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5</text:p>
          </table:table-cell>
          <table:table-cell office:value-type="float" office:value="6.45" calcext:value-type="float">
            <text:p>6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Karl Thorsten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rs. Charles Melville (Clara Jennings Gregg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6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lic, Mr. Nikol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8" calcext:value-type="float">
            <text:p>315098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uchlin, Jonkheer. John George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72" calcext:value-type="float">
            <text:p>199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rs. (Beila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float" office:value="12.475" calcext:value-type="float">
            <text:p>12.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Urho Abraham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323" calcext:value-type="float">
            <text:p>368323</text:p>
          </table:table-cell>
          <table:table-cell office:value-type="float" office:value="6.95" calcext:value-type="float">
            <text:p>6.9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Le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aster. Andre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rmack, Mr. Thoma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228" calcext:value-type="float">
            <text:p>36722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ne, Mrs. George Nelson (Martha Evelyn)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28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s. Antoni (Selini Alexander)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George Sibley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Am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1" calcext:value-type="float">
            <text:p>2671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gustsson, Mr. Alber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8" calcext:value-type="float">
            <text:p>347468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um, Mr. Owen Georg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3" calcext:value-type="float">
            <text:p>2223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ton, Miss. Sara Rebecc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sic, Mr. Jakob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7" calcext:value-type="float">
            <text:p>31509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ota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2092" calcext:value-type="float">
            <text:p>39209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p, Mr. Chang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echal, Mr. Pierr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774" calcext:value-type="float">
            <text:p>11774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homaki, Mr. Ilmari Rudolf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8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dd, Mr. Thomas Charle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epeca, Miss. August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mberopolous, Mr. Peter L</text:p>
          </table:table-cell>
          <table:table-cell office:value-type="string" calcext:value-type="string">
            <text:p>male</text:p>
          </table:table-cell>
          <table:table-cell office:value-type="float" office:value="34.5" calcext:value-type="float">
            <text:p>3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3" calcext:value-type="float">
            <text:p>2683</text:p>
          </table:table-cell>
          <table:table-cell office:value-type="float" office:value="6.4375" calcext:value-type="float">
            <text:p>6.43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umovic, Mr. Jes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0" calcext:value-type="float">
            <text:p>315090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ing, Mr. Anthony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5547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Douglas Bull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off, Mr. Marin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3" calcext:value-type="float">
            <text:p>34921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Rev. Joh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s. Samuel L (Edwiga Grabowsk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float" office:value="89.1042" calcext:value-type="float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aster. Sigvard Harald Elias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Johan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0" calcext:value-type="float">
            <text:p>347060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iss. Nourelain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nes, Miss. Mary Conover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2</text:p>
          </table:table-cell>
          <table:table-cell office:value-type="float" office:value="39.4" calcext:value-type="float">
            <text:p>39.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Mrs. Ernest Courtenay (Lilian Hughes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ks, Mrs. Sam (Leah Rosen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1" calcext:value-type="float">
            <text:p>392091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rs. George Dennick (Mary Hitchcock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ly, Mr. Peter Denis 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5" calcext:value-type="float">
            <text:p>113055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rs. Solomon (Latifa Qurba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zi, Mr. Raih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9" calcext:value-type="float">
            <text:p>2629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Claus Pete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0026" calcext:value-type="float">
            <text:p>350026</text:p>
          </table:table-cell>
          <table:table-cell office:value-type="float" office:value="14.1083" calcext:value-type="float">
            <text:p>14.108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Frederick Edw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34" calcext:value-type="float">
            <text:p>2813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ift, Mrs. Frederick Joel (Margaret Welles Barr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6" calcext:value-type="float">
            <text:p>17466</text:p>
          </table:table-cell>
          <table:table-cell office:value-type="float" office:value="25.9292" calcext:value-type="float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Dorothy Edith "Dolly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, Mr. John William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866" calcext:value-type="float">
            <text:p>23386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strom, Mrs. (Karolina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852" calcext:value-type="float">
            <text:p>2368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an y More, Miss. Asuncion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49</text:p>
          </table:table-cell>
          <table:table-cell office:value-type="float" office:value="13.8583" calcext:value-type="float">
            <text:p>13.8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ebling, Mr. Washington Augustus II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0</text:p>
          </table:table-cell>
          <table:table-cell office:value-type="float" office:value="50.4958" calcext:value-type="float">
            <text:p>50.4958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Melkebeke, Mr. Phile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5777" calcext:value-type="float">
            <text:p>345777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aster. Harold Theodor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kic, Mr. Ceri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8" calcext:value-type="float">
            <text:p>34924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s. Richard Leonard (Sallie Monypen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sson, Mr. Frans Olo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Cruyssen, Mr. Victor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5" calcext:value-type="float">
            <text:p>34576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s. Samuel (Hannah Wizosky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jib, Miss. Adele Kiamie "Jan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" calcext:value-type="float">
            <text:p>2667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lfred Ossia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float" office:value="9.8458" calcext:value-type="float">
            <text:p>9.84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Nedeli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2" calcext:value-type="float">
            <text:p>34921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leff, Mr. K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7" calcext:value-type="float">
            <text:p>34921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tter, Mrs. Thomas Jr (Lily Alexenia Wilson)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ey, Mrs. William (Imanita Parrish Hall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un, Mr. Johan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7" calcext:value-type="float">
            <text:p>34925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berg, Miss. Gerda Ulrik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2" calcext:value-type="float">
            <text:p>7552</text:p>
          </table:table-cell>
          <table:table-cell office:value-type="float" office:value="10.5167" calcext:value-type="float">
            <text:p>10.51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field, Mr. Frederick Jam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/SOTON 3406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tehall, Mr. Henry J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7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rs. William (Margaret Norto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vila, Rev. Juoza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536" calcext:value-type="float">
            <text:p>2115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iss. Margaret Edith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3" calcext:value-type="float">
            <text:p>1120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iss. Catherine Helen "Carri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hr, Mr. Karl Howel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69" calcext:value-type="float">
            <text:p>11136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14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oley, Mr. Patric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6" calcext:value-type="float">
            <text:p>37037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9838" meta:object-count="0"/>
    <meta:generator>LibreOffice/7.0.2.2$Linux_X86_64 LibreOffice_project/00$Build-2</meta:generator>
  </office:meta>
</office:document-meta>
</file>